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472in"/>
    </style:style>
    <style:style style:name="co4" style:family="table-column">
      <style:table-column-properties fo:break-before="auto" style:column-width="1.6898in"/>
    </style:style>
    <style:style style:name="co5" style:family="table-column">
      <style:table-column-properties fo:break-before="auto" style:column-width="3.3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2">
          <table:table-cell table:style-name="ce3"/>
          <table:table-cell table:style-name="ce7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c/design-and-implement-a-class-to-record-logging-messages">Design and implement a class to record logging messages - IKM</text:a> </text:p>
          </table:table-cell>
          <table:table-cell table:style-name="ce8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c/implement-a-factory-to-create-operating-system">Implement a factory to create operating system</text:a> </text:p>
          </table:table-cell>
          <table:table-cell table:style-name="ce8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c/implement-a-singleton-class">Implement a singleton class</text:a> </text:p>
          </table:table-cell>
          <table:table-cell table:style-name="ce8"/>
          <table:table-cell/>
        </table:table-row>
        <table:table-row table:style-name="ro1">
          <table:table-cell table:style-name="ce4" office:value-type="string">
            <text:p><text:a xlink:href="https://sites.google.com/site/spaceofjameschen/home/c/name-hiding">Name hiding</text:a> </text:p>
          </table:table-cell>
          <table:table-cell table:number-columns-repeated="2"/>
        </table:table-row>
        <table:table-row table:style-name="ro2" table:number-rows-repeated="34">
          <table:table-cell table:style-name="ce5"/>
          <table:table-cell table:number-columns-repeated="2"/>
        </table:table-row>
        <table:table-row table:style-name="ro2" table:number-rows-repeated="104853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1-19T18:06:14</meta:creation-date>
    <dc:date>2013-09-07T17:15:20</dc:date>
    <dc:creator>tejas </dc:creator>
    <meta:editing-duration>PT11M14S</meta:editing-duration>
    <meta:editing-cycles>12</meta:editing-cycles>
    <meta:generator>LibreOffice/3.5$Linux_x86 LibreOffice_project/350m1$Build-202</meta:generator>
    <meta:document-statistic meta:table-count="3" meta:cell-count="7" meta:object-count="0"/>
  </office:meta>
</office:document-meta>
</file>